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ilenstein I (GDD/TDD):</text:p>
      <text:p text:style-name="P1"/>
      <text:p text:style-name="P1"/>
      <text:p text:style-name="P1">Zum ersten Meilenstein war es die Aufgabe eine Spielidee zu entwickeln und diese dann in Form eines GameDesignDocuments niederzuschreiben. Außerdem sollte bereits das TechnicalDesingDocument angefertigt werden. Beide Dokumente waren soweit fertig zum Meilenstein I, wurden mit der Zeit aber natürlich weiter angepasst. Besonders im GDD mussten einige anfangs geplante Features gestrichen werden.</text:p>
      <text:p text:style-name="P1"/>
      <text:p text:style-name="P1"/>
      <text:p text:style-name="P1">Meilenstein II (Basis-Prototyp):</text:p>
      <text:p text:style-name="P1"/>
      <text:p text:style-name="P1"/>
      <text:p text:style-name="P1">Ziel des Meilenstein II war es die Grundlagen für das Spiel zu legen. Dazu hatten wir uns als Ziel gesetzt die Menüstruktur grundlegend und funktionsfähig umzusetzten, eine funktionierende Lichtquelle zu erzeugen die Partikel verschießen kann und einen Levelloader zu schreiben der gespeicherte Level in irgendeiner Form laden und zeichnen kann. Außerdem wollten wir die Grundgameplayelemente umsetzten, also des Bewegen des Spielers, das Setzten von Objekten und die Kollision.</text:p>
      <text:p text:style-name="P1">Die ersten 3 Punkte konnten sehr gut erfüllt werden. Die Gameplayelemente allerdings noch nicht. Dies wurde dann auf den nächsten Meilenstein verschoben.</text:p>
      <text:p text:style-name="P1"/>
      <text:p text:style-name="P1"/>
      <text:p text:style-name="P1">Meilenstein III (Spielbarer Prototyp):</text:p>
      <text:p text:style-name="P1"/>
      <text:p text:style-name="P1"/>
      <text:p text:style-name="P1">Unsere Ziele für den dritten Meilenstein waren erstmal die restlichen Punkte des letzten Meilensteins. Dazu kamen noch ein Timer, ein Gewinnen/Verlieren System, und die Umlenkung des Lichtstrahls. Alle Ziele konnten bis zum Meilenstein auch erfüllt werden. Zusätzlich wurden bereits die ersten Modelle Prototypmäßig erstellt und angefangen Level zu entwerfen und in den Code zu übertragen. Mit Meilenstein III hatten wir dann auch fast alle Mechaniken umgesetzt und hatten ein im Prinzip spielbares Spiel.</text:p>
      <text:p text:style-name="P1"/>
      <text:p text:style-name="P1"/>
      <text:p text:style-name="P1">Meilenstein IV (Spiel-Abgabe):</text:p>
      <text:p text:style-name="P1"/>
      <text:p text:style-name="P1"/>
      <text:p text:style-name="P1">Für Abgabe mussten zunächst noch die letzen Gameplaymechaniken eingefügt werden, die Schalter/Türen und die Farbbarrieren, sowie eine Rangliste. Weiterhin ging es darum die Texturen und Modelle fertigzustellen und mehr Level zu kreieren damit das Spiel sich auch gut anfült. Zudem wurden noch Musik und Soundeffekte eingefügt. Zur Abgabe war auch fast alles fertig, lediglich das Modell des Spielers war noch nicht ganz fertig, sowie kleinere Fehler mit den Zeiten der Level.</text:p>
      <text:p text:style-name="P1">Zum Meilenstein IV gehöhrt dann natürlich auch noch die Abschlusspräsentation <text:soft-page-break/>sowie die Aufarbeitung von GDD und TD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13S</meta:editing-duration>
    <meta:editing-cycles>4</meta:editing-cycles>
    <meta:generator>OpenOffice/4.0.1$Win32 OpenOffice.org_project/401m5$Build-9714</meta:generator>
    <dc:date>2015-09-11T15:52:24.88</dc:date>
    <dc:creator>Jannick Knechtel</dc:creator>
    <meta:document-statistic meta:table-count="0" meta:image-count="0" meta:object-count="0" meta:page-count="2" meta:paragraph-count="10" meta:word-count="316" meta:character-count="2247"/>
    <meta:user-defined meta:name="Info 1"/>
    <meta:user-defined meta:name="Info 2"/>
    <meta:user-defined meta:name="Info 3"/>
    <meta:user-defined meta:name="Info 4"/>
  </office:meta>
</office:document-meta>
</file>